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TypeTemplateImpl.getDeclaredPropertyDefini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TypeTemplateImpl.getDeclaredSupertyp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TemplateImpl.setMixin( boolean mix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TemplateImpl.hasOrderableChild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TemplateImpl.isMix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TemplateImpl.setPrimaryItem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TemplateImp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TemplateImpl.setOrderableChildNodes( boolean order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TemplateImpl.NodeTypeTemplate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deTypeTemplateImpl.getPrimaryItem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TemplateImpl.setAbstract( boolean abstract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TemplateImpl.NodeTypeTemplateImpl( NodeTypeDefinition def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NodeTypeTemplateImpl.getDeclaredChildNodeDefini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TypeTemplate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TemplateImpl.getPropertyDefinitionTempla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TypeTemplateImpl.getNodeDefinitionTempla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TypeTemplateImpl.setDeclaredSuperTypeNames( String [ ] 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TemplateImpl.isAbstr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